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" style:family="paragraph" style:parent-style-name="Preformatted_20_Text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Verdana" fo:font-size="10pt" fo:letter-spacing="normal" fo:font-style="normal" fo:font-weight="bold" style:font-size-asian="10pt" style:font-weight-asian="bold" style:font-size-complex="10pt" style:font-weight-complex="bold"/>
    </style:style>
    <style:style style:name="P4" style:family="paragraph" style:parent-style-name="Preformatted_20_Text">
      <style:paragraph-properties fo:margin-left="0.083cm" fo:margin-right="0cm" fo:text-align="start" style:justify-single-word="false" fo:text-indent="0cm" style:auto-text-indent="false"/>
      <style:text-properties fo:font-variant="normal" fo:text-transform="none" fo:color="#000000" style:font-name="Verdana" fo:font-size="10pt" fo:letter-spacing="normal" fo:font-style="normal" fo:font-weight="normal" style:font-size-asian="10pt" style:font-weight-asian="normal" style:font-size-complex="10pt" style:font-weight-complex="normal"/>
    </style:style>
    <style:style style:name="P5" style:family="paragraph" style:parent-style-name="Preformatted_20_Text">
      <style:paragraph-properties fo:margin-left="0.083cm" fo:margin-right="0cm" fo:text-align="center" style:justify-single-word="false" fo:text-indent="0cm" style:auto-text-indent="false"/>
      <style:text-properties fo:font-variant="normal" fo:text-transform="none" fo:color="#000000" style:font-name="Verdana" fo:font-size="10pt" fo:letter-spacing="normal" fo:font-style="normal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Verdana" fo:font-size="20pt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7pt" fo:font-weight="normal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0pt" fo:letter-spacing="normal" fo:font-style="normal" fo:font-weight="normal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0pt" fo:letter-spacing="normal" fo:font-style="normal" fo:font-weight="normal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0pt" fo:letter-spacing="normal" fo:font-style="normal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.893cm" fo:margin-right="0cm" fo:text-align="start" style:justify-single-word="false" fo:text-indent="0cm" style:auto-text-indent="false"/>
      <style:text-properties fo:font-variant="normal" fo:text-transform="none" fo:color="#000000" style:font-name="Verdana" fo:font-size="10pt" fo:letter-spacing="normal" fo:font-style="normal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paragraph-properties fo:margin-left="0.893cm" fo:margin-right="0cm" fo:text-align="start" style:justify-single-word="false" fo:text-indent="0cm" style:auto-text-indent="false"/>
      <style:text-properties fo:font-variant="normal" fo:text-transform="none" fo:color="#000000" style:font-name="Verdana" fo:font-size="10pt" fo:letter-spacing="normal" fo:font-style="normal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6">
      <style:paragraph-properties fo:margin-left="0.893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Verdana" fo:font-size="10pt" fo:letter-spacing="normal" fo:font-style="normal" fo:font-weight="normal" style:font-size-asian="10pt" style:font-weight-asian="normal" style:font-size-complex="10pt" style:font-weight-complex="normal"/>
    </style:style>
    <style:style style:name="P16" style:family="paragraph" style:parent-style-name="Text_20_body" style:list-style-name="L1">
      <style:paragraph-properties fo:margin-left="0.893cm" fo:margin-right="0cm" fo:margin-top="0cm" fo:margin-bottom="0cm" fo:orphans="2" fo:widows="2" fo:text-indent="0cm" style:auto-text-indent="false"/>
      <style:text-properties fo:font-variant="normal" fo:text-transform="none" fo:color="#000000" style:font-name="Verdana" fo:font-size="10pt" fo:letter-spacing="normal" fo:font-style="normal" fo:font-weight="normal" style:font-size-asian="10pt" style:font-size-complex="10pt"/>
    </style:style>
    <style:style style:name="P17" style:family="paragraph" style:parent-style-name="Text_20_body" style:list-style-name="L1">
      <style:paragraph-properties fo:margin-left="0.893cm" fo:margin-right="0cm" fo:margin-top="0cm" fo:margin-bottom="0cm" fo:orphans="2" fo:widows="2" fo:text-indent="0cm" style:auto-text-indent="false"/>
    </style:style>
    <style:style style:name="P18" style:family="paragraph" style:parent-style-name="Text_20_body" style:list-style-name="L1">
      <style:paragraph-properties fo:margin-left="0.893cm" fo:margin-right="0cm" fo:margin-top="0cm" fo:margin-bottom="0cm" fo:orphans="2" fo:widows="2" fo:text-indent="0cm" style:auto-text-indent="false"/>
      <style:text-properties fo:font-size="10pt" style:font-size-asian="10pt" style:font-size-complex="10pt"/>
    </style:style>
    <style:style style:name="P19" style:family="paragraph" style:parent-style-name="Text_20_body">
      <style:paragraph-properties fo:margin-left="0.893cm" fo:margin-right="0cm" fo:text-align="start" style:justify-single-word="false" fo:text-indent="0cm" style:auto-text-indent="false"/>
      <style:text-properties fo:font-variant="normal" fo:text-transform="none" fo:color="#000000" style:font-name="Verdana" fo:font-size="10pt" fo:letter-spacing="normal" fo:font-style="normal" fo:font-weight="normal" style:font-size-asian="10pt" style:font-size-complex="10pt"/>
    </style:style>
    <style:style style:name="P20" style:family="paragraph" style:parent-style-name="Text_20_body">
      <style:paragraph-properties fo:margin-left="0.083cm" fo:margin-right="0cm" fo:text-align="start" style:justify-single-word="false" fo:text-indent="0cm" style:auto-text-indent="false"/>
      <style:text-properties fo:font-variant="normal" fo:text-transform="none" fo:color="#000000" style:font-name="Verdana" fo:font-size="10pt" fo:letter-spacing="normal" fo:font-style="normal" fo:font-weight="normal" style:font-size-asian="10pt" style:font-size-complex="10pt"/>
    </style:style>
    <style:style style:name="P21" style:family="paragraph" style:parent-style-name="Text_20_body">
      <style:paragraph-properties fo:margin-left="0.083cm" fo:margin-right="0cm" fo:text-align="center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2" style:family="paragraph" style:parent-style-name="Preformatted_20_Text">
      <style:paragraph-properties fo:margin-left="0.083cm" fo:margin-right="0cm" fo:text-align="start" style:justify-single-word="false" fo:text-indent="0cm" style:auto-text-indent="false"/>
      <style:text-properties fo:font-variant="normal" fo:text-transform="none" fo:color="#000000" style:font-name="Verdana" fo:font-size="10pt" fo:letter-spacing="normal" fo:font-style="normal" fo:font-weight="bold" style:font-size-asian="10pt" style:font-weight-asian="bold" style:font-size-complex="10pt" style:font-weight-complex="bold"/>
    </style:style>
    <style:style style:name="P23" style:family="paragraph" style:parent-style-name="Preformatted_20_Text">
      <style:paragraph-properties fo:margin-left="0.083cm" fo:margin-right="0cm" fo:text-align="center" style:justify-single-word="false" fo:text-indent="0cm" style:auto-text-indent="false"/>
      <style:text-properties fo:font-variant="normal" fo:text-transform="none" fo:color="#000000" style:font-name="Verdana" fo:font-size="10pt" fo:letter-spacing="normal" fo:font-style="normal" fo:font-weight="bold" style:font-size-asian="10pt" style:font-weight-asian="bold" style:font-size-complex="10pt" style:font-weight-complex="bold"/>
    </style:style>
    <style:style style:name="P24" style:family="paragraph" style:parent-style-name="Preformatted_20_Text">
      <style:paragraph-properties fo:margin-left="0.083cm" fo:margin-right="0cm" fo:text-align="start" style:justify-single-word="false" fo:text-indent="0cm" style:auto-text-indent="false"/>
      <style:text-properties fo:font-variant="normal" fo:text-transform="none" fo:color="#000000" style:font-name="Verdana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Preformatted_20_Text">
      <style:paragraph-properties fo:margin-left="0.083cm" fo:margin-right="0cm" fo:text-align="start" style:justify-single-word="false" fo:text-indent="0cm" style:auto-text-indent="false"/>
      <style:text-properties fo:font-variant="normal" fo:text-transform="none" fo:color="#000000" style:font-name="Verdana" fo:font-size="10pt" fo:letter-spacing="normal" fo:font-style="normal" fo:font-weight="normal" style:font-size-asian="10pt" style:font-weight-asian="normal" style:font-size-complex="10pt" style:font-weight-complex="normal"/>
    </style:style>
    <style:style style:name="P26" style:family="paragraph" style:parent-style-name="Preformatted_20_Text">
      <style:paragraph-properties fo:margin-left="0.083cm" fo:margin-right="0cm" fo:text-align="start" style:justify-single-word="false" fo:text-indent="0cm" style:auto-text-indent="false"/>
      <style:text-properties fo:font-variant="normal" fo:text-transform="none" fo:color="#000000" style:font-name="Verdana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Preformatted_20_Text">
      <style:paragraph-properties fo:margin-left="0.083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Verdana" fo:font-size="10pt" fo:letter-spacing="normal" fo:font-style="normal" fo:font-weight="normal" style:font-size-asian="10pt" style:font-weight-asian="normal" style:font-size-complex="10pt" style:font-weight-complex="normal"/>
    </style:style>
    <style:style style:name="P29" style:family="paragraph" style:parent-style-name="Preformatted_20_Text" style:list-style-name="L2">
      <style:paragraph-properties fo:text-align="start" style:justify-single-word="false"/>
      <style:text-properties fo:font-variant="normal" fo:text-transform="none" fo:color="#000000" style:font-name="Verdana" fo:font-size="10pt" fo:letter-spacing="normal" fo:font-style="normal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 style:list-style-name="L3">
      <style:paragraph-properties fo:text-align="start" style:justify-single-word="false"/>
      <style:text-properties fo:font-variant="normal" fo:text-transform="none" fo:color="#000000" style:font-name="Verdana" fo:font-size="10pt" fo:letter-spacing="normal" fo:font-style="normal" fo:font-weight="normal" style:font-size-asian="10pt" style:font-weight-asian="normal" style:font-size-complex="10pt" style:font-weight-complex="normal"/>
    </style:style>
    <style:style style:name="P31" style:family="paragraph" style:parent-style-name="Preformatted_20_Text" style:list-style-name="L4">
      <style:paragraph-properties fo:text-align="start" style:justify-single-word="false"/>
      <style:text-properties fo:font-variant="normal" fo:text-transform="none" fo:color="#000000" style:font-name="Verdana" fo:font-size="10pt" fo:letter-spacing="normal" fo:font-style="normal" fo:font-weight="normal" style:font-size-asian="10pt" style:font-weight-asian="normal" style:font-size-complex="10pt" style:font-weight-complex="normal"/>
    </style:style>
    <style:style style:name="P32" style:family="paragraph" style:parent-style-name="Preformatted_20_Text" style:list-style-name="L5">
      <style:paragraph-properties fo:text-align="start" style:justify-single-word="false"/>
      <style:text-properties fo:font-variant="normal" fo:text-transform="none" fo:color="#000000" style:font-name="Verdana" fo:font-size="10pt" fo:letter-spacing="normal" fo:font-style="normal" fo:font-weight="normal" style:font-size-asian="10pt" style:font-weight-asian="normal" style:font-size-complex="10pt" style:font-weight-complex="normal"/>
    </style:style>
    <style:style style:name="P33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Verdana" fo:font-size="10pt" fo:letter-spacing="normal" fo:font-style="normal" fo:font-weight="bold" style:font-size-asian="10pt" style:font-weight-asian="bold" style:font-size-complex="10pt" style:font-weight-complex="bold"/>
    </style:style>
    <style:style style:name="P34" style:family="paragraph" style:parent-style-name="Preformatted_20_Text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35" style:family="paragraph" style:parent-style-name="Preformatted_20_Text" style:list-style-name="L2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36" style:family="paragraph" style:parent-style-name="Preformatted_20_Text" style:list-style-name="L4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7" style:family="paragraph" style:parent-style-name="Preformatted_20_Text">
      <style:paragraph-properties fo:margin-left="0.016cm" fo:margin-right="0cm" fo:text-align="start" style:justify-single-word="false" fo:text-indent="0cm" style:auto-text-indent="false"/>
    </style:style>
    <style:style style:name="P38" style:family="paragraph" style:parent-style-name="Preformatted_20_Text">
      <style:paragraph-properties fo:margin-left="0.893cm" fo:margin-right="0cm" fo:text-align="center" style:justify-single-word="false" fo:text-indent="0cm" style:auto-text-indent="false"/>
      <style:text-properties fo:font-variant="normal" fo:text-transform="none" fo:color="#000000" style:font-name="Verdana" fo:font-size="10pt" fo:letter-spacing="normal" fo:font-style="normal" fo:font-weight="bold" style:font-size-asian="10pt" style:font-weight-asian="bold" style:font-size-complex="10pt" style:font-weight-complex="bold"/>
    </style:style>
    <style:style style:name="P39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40" style:family="paragraph" style:parent-style-name="Preformatted_20_Text">
      <style:paragraph-properties fo:margin-left="0cm" fo:margin-right="0cm" fo:text-align="center" style:justify-single-word="false" fo:text-indent="0cm" style:auto-text-indent="false"/>
      <style:text-properties style:font-name="Verdana" fo:font-size="10pt" style:font-size-asian="10pt" style:font-size-complex="10pt"/>
    </style:style>
    <style:style style:name="P41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Verdana" fo:font-size="10pt" fo:letter-spacing="normal" fo:font-style="normal" fo:font-weight="normal" style:font-size-asian="10pt" style:font-weight-asian="normal" style:font-size-complex="10pt" style:font-weight-complex="normal"/>
    </style:style>
    <style:style style:name="P42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Verdana" fo:font-size="10pt" fo:letter-spacing="normal" fo:font-style="normal" fo:font-weight="bold" style:font-size-asian="10pt" style:font-weight-asian="bold" style:font-size-complex="10pt" style:font-weight-complex="bold"/>
    </style:style>
    <style:style style:name="P43" style:family="paragraph" style:parent-style-name="Preformatted_20_Text" style:list-style-name="L8">
      <style:paragraph-properties fo:margin-left="0.935cm" fo:margin-right="0cm" fo:text-align="start" style:justify-single-word="false" fo:text-indent="0cm" style:auto-text-indent="false"/>
    </style:style>
    <style:style style:name="P44" style:family="paragraph" style:parent-style-name="Preformatted_20_Text" style:list-style-name="L9">
      <style:paragraph-properties fo:margin-left="0.953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fo:letter-spacing="normal" fo:font-style="normal" style:font-style-asian="normal" style:font-style-complex="normal"/>
    </style:style>
    <style:style style:name="T7" style:family="text">
      <style:text-properties fo:font-variant="normal" fo:text-transform="none" fo:color="#000000" fo:font-size="12pt" fo:letter-spacing="normal" fo:font-style="normal" fo:font-weight="bold" style:font-size-asian="10.5pt" style:font-weight-asian="bold" style:font-size-complex="12pt" style:font-weight-complex="bold"/>
    </style:style>
    <style:style style:name="T8" style:family="text">
      <style:text-properties fo:font-variant="normal" fo:text-transform="none" fo:color="#000000" fo:font-size="12pt" fo:letter-spacing="normal" fo:font-style="normal" fo:font-weight="normal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000000" fo:font-size="12pt" fo:letter-spacing="normal" fo:font-style="normal" style:font-size-asian="10.5pt" style:font-size-complex="12pt"/>
    </style:style>
    <style:style style:name="T10" style:family="text">
      <style:text-properties fo:font-variant="normal" fo:text-transform="none" fo:color="#000000" fo:font-size="12pt" fo:letter-spacing="normal" fo:font-style="normal" style:font-size-asian="10.5pt" style:font-style-asian="normal" style:font-size-complex="12pt" style:font-style-complex="normal"/>
    </style:style>
    <style:style style:name="T11" style:family="text">
      <style:text-properties fo:font-variant="normal" fo:text-transform="none" fo:color="#000000" fo:font-size="18pt" fo:letter-spacing="normal" fo:font-style="normal" fo:font-weight="bold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fo:color="#000000" style:font-name="Verdana" fo:font-size="12pt" fo:letter-spacing="normal" fo:font-style="normal" fo:font-weight="bold" style:font-size-asian="10.5pt" style:font-weight-asian="bold" style:font-size-complex="12pt" style:font-weight-complex="bold"/>
    </style:style>
    <style:style style:name="T13" style:family="text">
      <style:text-properties fo:font-variant="normal" fo:text-transform="none" fo:color="#000000" style:font-name="Verdana" fo:font-size="12pt" fo:letter-spacing="normal" fo:font-style="normal" fo:font-weight="normal" style:font-size-asian="10.5pt" style:font-weight-asian="bold" style:font-size-complex="12pt" style:font-weight-complex="bold"/>
    </style:style>
    <style:style style:name="T14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Verdana" fo:letter-spacing="normal" fo:font-style="normal" fo:font-weight="normal"/>
    </style:style>
    <style:style style:name="T16" style:family="text">
      <style:text-properties fo:font-variant="normal" fo:text-transform="none" fo:color="#000000" style:font-name="Verdana" fo:letter-spacing="normal" fo:font-style="normal" fo:font-weight="normal" style:font-weight-asian="bold" style:font-weight-complex="bold"/>
    </style:style>
    <style:style style:name="T17" style:family="text">
      <style:text-properties fo:font-variant="normal" fo:text-transform="none" fo:color="#000000" style:font-name="Verdana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000000" style:font-name="Verdana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000000" style:font-name="Verdana" fo:font-size="10pt" fo:letter-spacing="normal" fo:font-style="normal" fo:font-weight="bold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000000" style:font-name="Verdana" fo:font-size="10pt" fo:letter-spacing="normal" fo:font-style="normal" fo:font-weight="normal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000000" style:font-name="Verdana" fo:font-size="10pt" fo:letter-spacing="normal" fo:font-style="normal" fo:font-weight="normal" style:font-size-asian="10pt" style:font-size-complex="10pt"/>
    </style:style>
    <style:style style:name="T22" style:family="text">
      <style:text-properties fo:font-variant="normal" fo:text-transform="none" fo:color="#000000" style:font-name="Verdana" fo:font-size="10pt" fo:letter-spacing="normal" fo:font-style="normal" fo:font-weight="normal" style:font-size-asian="10pt" style:font-weight-asian="normal" style:font-size-complex="10pt" style:font-weight-complex="normal"/>
    </style:style>
    <style:style style:name="T23" style:family="text">
      <style:text-properties fo:font-size="10pt"/>
    </style:style>
    <style:style style:name="T24" style:family="text">
      <style:text-properties fo:color="#000000"/>
    </style:style>
    <style:style style:name="T25" style:family="text">
      <style:text-properties style:font-name="Verdana"/>
    </style:style>
    <style:style style:name="T26" style:family="text">
      <style:text-properties fo:letter-spacing="normal"/>
    </style:style>
    <style:style style:name="T27" style:family="text">
      <style:text-properties fo:font-style="normal"/>
    </style:style>
    <style:style style:name="T28" style:family="text">
      <style:text-properties fo:font-weight="normal"/>
    </style:style>
    <style:style style:name="T29" style:family="text">
      <style:text-properties style:font-size-asian="10pt"/>
    </style:style>
    <style:style style:name="T30" style:family="text">
      <style:text-properties style:font-weight-asian="normal"/>
    </style:style>
    <style:style style:name="T31" style:family="text">
      <style:text-properties style:font-size-complex="10pt"/>
    </style:style>
    <style:style style:name="T32" style:family="text">
      <style:text-properties style:font-weight-complex="normal"/>
    </style:style>
    <style:style style:name="T3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53cm" fo:text-indent="-0.635cm" fo:margin-left="1.35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88cm" fo:text-indent="-0.635cm" fo:margin-left="1.98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23cm" fo:text-indent="-0.635cm" fo:margin-left="2.62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8cm" fo:text-indent="-0.635cm" fo:margin-left="3.25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93cm" fo:text-indent="-0.635cm" fo:margin-left="3.89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28cm" fo:text-indent="-0.635cm" fo:margin-left="4.52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63cm" fo:text-indent="-0.635cm" fo:margin-left="5.16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98cm" fo:text-indent="-0.635cm" fo:margin-left="5.79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33cm" fo:text-indent="-0.635cm" fo:margin-left="6.43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68cm" fo:text-indent="-0.635cm" fo:margin-left="7.068cm"/>
        </style:list-level-properties>
      </text:list-level-style-bullet>
    </text:list-style>
    <text:list-style style:name="L8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2</text:p>
      <text:p text:style-name="P7">Jeetesh Mangwani 10314</text:p>
      <text:p text:style-name="P7">Harshit Maheshwari 10290</text:p>
      <text:p text:style-name="P7">Vinit Kataria 10807</text:p>
      <text:p text:style-name="P8">POSIX Threads</text:p>
      <text:p text:style-name="P1"/>
      <text:p text:style-name="P2"><text:span text:style-name="T2">pthread_create (pthread_t *thread, const pthread_attr_t *attr, void *(*start_routine) (void *), void *arg);</text:span></text:p>
      <text:p text:style-name="P10"/>
      <text:p text:style-name="P10"/>
      <text:p text:style-name="P9">Creates a new thread with attributes as defined in *attr and the function as *start_routine, puts the corresponding pthread_t in *thread, returns 0 if successful.</text:p>
      <text:p text:style-name="P11"/>
      <text:list xml:id="list899329071" text:style-name="L6">
        <text:list-item>
          <text:p text:style-name="P14"><text:span text:style-name="T17">thread: contains a pointer to the pthread_t object created if successful</text:span></text:p>
        </text:list-item>
      </text:list>
      <text:p text:style-name="P12">The various attributes of struct pthread_attr_t are : </text:p>
      <text:list xml:id="list1616769125" text:style-name="L1">
        <text:list-item>
          <text:p text:style-name="P13">char name[16]: contains the name of the thread</text:p>
        </text:list-item>
        <text:list-item>
          <text:p text:style-name="P13">int detachstate: indicates whether thread is joinable or not (PTHREAD_CREATE_JOINABLE(default), PTHREAD_CREATE_DETACHED)</text:p>
        </text:list-item>
        <text:list-item>
          <text:p text:style-name="P16">int schedpolicy: indicates what type of policy to follow ( SCHED_FCFS, SCHED_RR, SCHED_PRIORITY )</text:p>
        </text:list-item>
        <text:list-item>
          <text:p text:style-name="P16">struct sched_param schedulingParameters: contains int sched_priority, the scheduling priority of the thread</text:p>
        </text:list-item>
        <text:list-item>
          <text:p text:style-name="P16">int inheritsched : indicates whether the thread inherits scheduling parameters from parent (PTHREAD_EXPLICIT_SCHED (Default), PTHREAD_INHERIT_SCHED)</text:p>
        </text:list-item>
        <text:list-item>
          <text:p text:style-name="P16">int cancellabilityState: cancellability state information (PTHREAD_CANCEL_ENABLE, PTHREAD_CANCEL_DISABLE(Default))</text:p>
        </text:list-item>
        <text:list-item>
          <text:p text:style-name="P18"><text:span text:style-name="T15">int cancellabilityType: cancellability type information (PTHREAD_CANCEL_ASYNCHRONOUS , PTHREAD_CANCEL_DEFERRED(Default) </text:span></text:p>
        </text:list-item>
        <text:list-item>
          <text:p text:style-name="P17"><text:span text:style-name="Teletype"><text:span text:style-name="T22">void * (*start_routine):</text:span></text:span><text:span text:style-name="T20"> pointer to the function to be run inside the thread. Function has a single argument namely, arg, a pointer to void </text:span></text:p>
        </text:list-item>
        <text:list-item>
          <text:p text:style-name="P17"><text:span text:style-name="Teletype"><text:span text:style-name="T21">arg:</text:span></text:span><text:span text:style-name="T21"> pointer to argument of function. To pass multiple arguments, send a pointer to a structure containing the arguments</text:span></text:p>
        </text:list-item>
      </text:list>
      <text:p text:style-name="P19"/>
      <text:p text:style-name="P38">int pthread_join(pthread_t t, void **retval)</text:p>
      <text:p text:style-name="P38"/>
      <text:p text:style-name="P37"><text:span text:style-name="T22">Blocks until the thread t returns</text:span></text:p>
      <text:p text:style-name="P37"><text:span text:style-name="T22"/></text:p>
      <text:list xml:id="list78545532" text:style-name="L8">
        <text:list-item>
          <text:p text:style-name="P43"><text:span text:style-name="Teletype"><text:span text:style-name="T22">t</text:span></text:span><text:span text:style-name="T22">- thread suspended until the thread identified by t terminates, either by calling pthread_exit() or by being cancelled </text:span></text:p>
        </text:list-item>
        <text:list-item>
          <text:p text:style-name="P43"><text:span text:style-name="Teletype"><text:span text:style-name="T21">retval</text:span></text:span><text:span text:style-name="T21">- If retval is not NULL, the return value of t is stored in the location pointed to by retval</text:span></text:p>
        </text:list-item>
      </text:list>
      <text:p text:style-name="P20"/>
      <text:p text:style-name="P5">void pthread_exit(void *retval);</text:p>
      <text:p text:style-name="P21"/>
      <text:p text:style-name="P4">Terminates/kills the calling thread. This function does not return</text:p>
      <text:p text:style-name="P4"/>
      <text:list xml:id="list1163738148" text:style-name="L9">
        <text:list-item>
          <text:p text:style-name="P44"><text:span text:style-name="T22"><text:s/>retval: pointer to the return value of dying thread</text:span></text:p>
        </text:list-item>
      </text:list>
      <text:p text:style-name="P4"/>
      <text:p text:style-name="P5">int pthread_cancel (pthread_t t);</text:p>
      <text:p text:style-name="P27"><text:span text:style-name="T2">Cancels the pthread t</text:span><text:span text:style-name="T6">. The cancellation type determine when should the thread be cancelled:</text:span></text:p>
      <text:p text:style-name="P27"><text:span text:style-name="T6"/></text:p>
      <text:p text:style-name="P27"><text:span text:style-name="T6">PTHREAD_CANCEL_ASYNCHRONOUS: it will be cancelled immediately, PTHREAD_CANCEL_DEFERRED: it will be terminated when it encounters the next cancellation </text:span><text:soft-page-break/><text:span text:style-name="T6">point.</text:span></text:p>
      <text:p text:style-name="P26">The cancellability state determines whether the thread is cancellable: PTHREAD_CANCEL_ENABLE: Cancellable, PTHREAD_CANCEL_DISABLE: Not cancellable</text:p>
      <text:p text:style-name="P26">It returns 0 on successful completion. </text:p>
      <text:p text:style-name="P24">Arguments:</text:p>
      <text:p text:style-name="P26">t: The thread which has to be cancelled. </text:p>
      <text:p text:style-name="P26"/>
      <text:p text:style-name="P5">pthread_attr_init (pthread_attr_t *attr); </text:p>
      <text:p text:style-name="P4">Initialize the thread attributes object with the default value for all the attributes of the thread. Upon successful completion, returns a value of 0. </text:p>
      <text:p text:style-name="P22">Arguments:</text:p>
      <text:p text:style-name="P4">attr: Attributes object for a thread. </text:p>
      <text:p text:style-name="P4"/>
      <text:p text:style-name="P5">pthread_attr_destroy (pthread_attr_t *attr); </text:p>
      <text:p text:style-name="P4">Distroys thread attributes object. A distroyed attributes object can be reinitialized using pthread_attr_init. Results of otherwise referencing the object are undefined. </text:p>
      <text:p text:style-name="P39"><text:span text:style-name="T5">Arguments</text:span><text:span text:style-name="T2">:</text:span></text:p>
      <text:p text:style-name="P41">attr: Attributes object for a thread. </text:p>
      <text:p text:style-name="P41"/>
      <text:p text:style-name="P3">pthread_setschedparam (pthread_t thread, int policy, const struct sched_param *param); </text:p>
      <text:p text:style-name="P41">Sets the scheduling policy and parameters of individual threads within a mutli-threaded process to be retreived and set. If successful returns 0. </text:p>
      <text:p text:style-name="P42">Attributes:</text:p>
      <text:p text:style-name="P41">thread: pthread_t object of the thread for which scheduling parameters are to be set. </text:p>
      <text:p text:style-name="P41">policy: The type of scheduling policy fot the thread <text:s/>(SCHED_RR / SCHED_FIFO / SCHED_PRIORITY)</text:p>
      <text:p text:style-name="P41">param: sched_param pointer which contains the scheduling priority sched_priority for the thread. </text:p>
      <text:p text:style-name="P41"/>
      <text:p text:style-name="P41"/>
      <text:p text:style-name="P40"><text:span text:style-name="T5">Our Implementation</text:span><text:span text:style-name="T5"> </text:span></text:p>
      <text:p text:style-name="P41">src/threads/thread.c , src/threads/thread.h</text:p>
      <text:p text:style-name="P41"/>
      <text:p text:style-name="P41">The data structures used are as following:</text:p>
      <text:p text:style-name="P41">struct list ready_list: list of ready threads. </text:p>
      <text:p text:style-name="P41">struct list all_list: list of all threads </text:p>
      <text:p text:style-name="P41">static struct lock tid_lock, static struct lock no_of_threads_lock: Locks used by allocate_tid()</text:p>
      <text:p text:style-name="P41">enum <text:s/>pthread_errors: enumerates the errors types used by our POSIX implementation. The following error types are used:</text:p>
      <text:p text:style-name="P41"/>
      <text:p text:style-name="P41">JEINVAL-The value specified by the attribute is invalid. </text:p>
      <text:p text:style-name="P41">ESRCH- No thread could be found corresponding to the given pthread_t object. </text:p>
      <text:p text:style-name="P41">ENOTCANC:Error given when a non-cancellable thread is tried to be cancelled. </text:p>
      <text:p text:style-name="P41"/>
      <text:p text:style-name="P41">struct list join_records: List of threads which have been joined by atleast one thread</text:p>
      <text:p text:style-name="P41">struct lock join_records: Lock for join records list. </text:p>
      <text:p text:style-name="P41">struct thread_join_record: A joined thread's record. </text:p>
      <text:p text:style-name="P15"><text:tab/><text:tab/>int tid: pthread_t object of the thread this record describes</text:p>
      <text:p text:style-name="P41"><text:tab/><text:tab/>struct list elem elem: for list operations</text:p>
      <text:p text:style-name="P41"><text:tab/><text:tab/>struct list record: List of threads joined to this thread. </text:p>
      <text:p text:style-name="P41"><text:tab/><text:tab/></text:p>
      <text:p text:style-name="P41">struct thread_join_record_entry: List element of record list of joinable thread. </text:p>
      <text:p text:style-name="P41"><text:tab/><text:tab/>struct thread* t: Thread pointer of the thread which called pthread_join. </text:p>
      <text:p text:style-name="P41"><text:tab/><text:tab/>val_ptr: Points to the location that the joined thread expects return value in</text:p>
      <text:p text:style-name="P41">enum detachStates :Enumerates the joinable/non-joinable thread attributes</text:p>
      <text:p text:style-name="P41"><text:tab/><text:tab/>PTHREAD_CREATE_JOINABLE:Thread is joinable</text:p>
      <text:p text:style-name="P41"><text:tab/><text:tab/>PTHREAD_CREATE_DETACHED: Thread is detached.</text:p>
      <text:p text:style-name="P41">enum <text:s/>inheritPolicies: Enumerates whether sheduling attributes are to be inherited or not. </text:p>
      <text:p text:style-name="P41"><text:tab/><text:tab/>PTHREAD_EXPLICIT_SCHED: Scheduling attributes described explicitly</text:p>
      <text:p text:style-name="P41"><text:soft-page-break/><text:tab/><text:tab/>PTHREAD_INHERIT_SCHED: Scheduling attributes same as that of creator</text:p>
      <text:p text:style-name="P41">enum pthreadCancellabilityType:Enumerates the type of policy to be followed if thread is to be cancelled. <text:tab/>PTHREAD_CANCEL_ASYNCHRONOUS: Cancel immediately. </text:p>
      <text:p text:style-name="P41"><text:tab/><text:tab/>PTHREAD_CANCEL_DEFERRED: Cancel at the next cancellation point</text:p>
      <text:p text:style-name="P41">enum pthreadCancellabilityStates: Enumerates whehter the thread is cancellable or not. </text:p>
      <text:p text:style-name="P41"><text:tab/><text:tab/>PTHREAD_CANCEL_ENABLE: If the thread is cancellable. </text:p>
      <text:p text:style-name="P41"><text:tab/><text:tab/>PTHREAD_CANCEL_DISABLE: If the thread is not cancellable. </text:p>
      <text:p text:style-name="P41">struct sched_param: Stores the scheduling priority of thread in attributes object. </text:p>
      <text:p text:style-name="P41">struct pthread_attr_t: The attributes object of pthread. </text:p>
      <text:p text:style-name="P41"><text:tab/><text:tab/>char name[16]: pthread name<text:tab/></text:p>
      <text:p text:style-name="P41"><text:tab/><text:tab/>int detachstate :detachable or not</text:p>
      <text:p text:style-name="P41"><text:tab/><text:tab/>int inheritsched: whether scheduling attributes are to be inherited or not</text:p>
      <text:p text:style-name="P41"><text:tab/><text:tab/>int schedpolicy: pthread's schduling policy(Redundant)</text:p>
      <text:p text:style-name="P41"><text:tab/><text:tab/>int cancellability_state: cancellable or not</text:p>
      <text:p text:style-name="P41"><text:tab/><text:tab/>int cancellability_type: deferred or asynchronous</text:p>
      <text:p text:style-name="P41"><text:tab/><text:tab/>struct sched_param schedulingParameters: structure containing priority</text:p>
      <text:p text:style-name="P41">enum schedulingPolicies: Enumerates diffrenet kind of scheduling policies:</text:p>
      <text:p text:style-name="P41"><text:tab/><text:tab/>SCHED_FCFS: first come first serve</text:p>
      <text:p text:style-name="P41"><text:tab/><text:tab/>SCHED_RR: round-robin</text:p>
      <text:p text:style-name="P41"><text:tab/><text:tab/>SCHED_PRIORITY: priority-wise </text:p>
      <text:p text:style-name="P41">The following have been added to the struct thread object: </text:p>
      <text:p text:style-name="P41"><text:tab/><text:tab/>unint32_t: error</text:p>
      <text:p text:style-name="P41"><text:tab/><text:tab/>void * ret_val: The pointer that stores the return value of thread.</text:p>
      <text:p text:style-name="P41"><text:tab/><text:tab/>struct pthread_attr_t: The attribute object of pthread. </text:p>
      <text:p text:style-name="P41"><text:tab/><text:tab/>bool cancellationRequest <text:s/>- Cancellation request pending or not. </text:p>
      <text:list xml:id="list162905190" text:style-name="L2">
        <text:list-item>
          <text:p text:style-name="P29">All the pthread_* () fucntions mentioned above have been implemented as sys_pthread*() in thread.c and are called by the syscall handler</text:p>
          <text:p text:style-name="P29"/>
          <text:p text:style-name="P35"><text:span text:style-name="T4">The following changes have been made to </text:span><text:span text:style-name="T5">thread.c</text:span><text:span text:style-name="T4">:</text:span></text:p>
        </text:list-item>
        <text:list-item>
          <text:p text:style-name="P29">main thread is made uncancellable. </text:p>
          <text:p text:style-name="P29">The following changes have been done in thread_tick():</text:p>
        </text:list-item>
        <text:list-item>
          <text:p text:style-name="P29">If thread ticks is greater than the TIME_SLICE(defined by us in the implementation) then : </text:p>
          <text:p text:style-name="P29">If policy is Round-robin then set yield_on_return to be true</text:p>
          <text:p text:style-name="P29">Else , if policy is Priority-wise then it checks after every time slice whether a thread of higher priority exists in the beginning ready queue. If it exists then yield on return else current thread can continue it's execution. </text:p>
          <text:p text:style-name="P29">The following changes have been made to thread_create():</text:p>
        </text:list-item>
        <text:list-item>
          <text:p text:style-name="P29">The function has been change to accept variable number of arguments in order to make pthread_create backward compatible</text:p>
        </text:list-item>
        <text:list-item>
          <text:p text:style-name="P29">We have defined a number OUR_MAGIC_NUM which we use to check whether arguments other than the default arguments are also given. If given then the next argument to void * aux is OUR_MAGIC_NUM otherwise it is some garbage value. </text:p>
        </text:list-item>
        <text:list-item>
          <text:p text:style-name="P29">If the next arugment to aux is OUR_MAGIC_NUM then the argument after it is the attributes object. </text:p>
        </text:list-item>
        <text:list-item>
          <text:p text:style-name="P29">If attributes object was actually passed then it's arguments are used otherwise default attributes are set for the attributes object. </text:p>
          <text:p text:style-name="P29">The following changes have been made to thread_unblock():</text:p>
        </text:list-item>
        <text:list-item>
          <text:p text:style-name="P29">If scheduliing policy is FIFO/RR then the thread is put at the end of the ready queue and it's status is set as ready. </text:p>
        </text:list-item>
        <text:list-item>
          <text:p text:style-name="P29">If the scheduliing policy is PRIORITY then the thread is inserted in the ready queue in accordance with it's priority and it's status is set as ready. </text:p>
          <text:p text:style-name="P29">The following changes have been made to thread_yield():</text:p>
        </text:list-item>
        <text:list-item>
          <text:p text:style-name="P29">If the scheduling policy is priority-wise then insert the thread in ready queue in accordance with it's priority. </text:p>
        </text:list-item>
        <text:list-item>
          <text:p text:style-name="P29">Else put the thread at the end of the ready-queue. </text:p>
          <text:p text:style-name="P29">The following fucntions have been added and implemented: </text:p>
        </text:list-item>
        <text:list-item>
          <text:p text:style-name="P29">void print_all_list(void): Prints the all_list of threads. (for debugging) </text:p>
        </text:list-item>
        <text:list-item>
          <text:p text:style-name="P29"><text:soft-page-break/>void print_ready_list(void):Prints ready-list of threads. (for debugging)</text:p>
          <text:p text:style-name="P29">The <text:s/>following functions are the POSIX-thread functions with same implementation as described above. Their method of implementation is described below: </text:p>
        </text:list-item>
        <text:list-item>
          <text:p text:style-name="P29">int sys_pthread_create (pthread_t *thread, const struct pthread_attr_t *attr, void *(*start_routine) (void *), void *arg): <text:s/></text:p>
          <text:list>
            <text:list-item>
              <text:p text:style-name="P29">Thread is created using modified thread_create() by passing extra arguments. </text:p>
            </text:list-item>
            <text:list-item>
              <text:p text:style-name="P29">If more threads than the maximum allowed are created or if after creation the tid_t obtained is invalid then then return error TEAGAIN. </text:p>
            </text:list-item>
            <text:list-item>
              <text:p text:style-name="P29">If detachstate and inheritsched is not the one of the enumerated types or thread priority is not between the given range then return error EINVAL. </text:p>
            </text:list-item>
          </text:list>
        </text:list-item>
        <text:list-item>
          <text:p text:style-name="P29">int sys_pthread_join(pthread_t ptid, void **retval):</text:p>
          <text:list>
            <text:list-item>
              <text:p text:style-name="P29">Contains a cancellation point for DEFFERED-type CANCELLABLE threads. </text:p>
            </text:list-item>
            <text:list-item>
              <text:p text:style-name="P29">If the threads wants to join itself return error JEINVAL. </text:p>
            </text:list-item>
            <text:list-item>
              <text:p text:style-name="P29">If the thread ptid is not found in all_list then return error ESRCH. </text:p>
            </text:list-item>
            <text:list-item>
              <text:p text:style-name="P29">Search for the thread with ptid in join_records list. If not found add an entry for the thread in the list. </text:p>
            </text:list-item>
            <text:list-item>
              <text:p text:style-name="P29">Create a record of the current thread into the list of threads which are joined to the joinable thread.</text:p>
            </text:list-item>
          </text:list>
        </text:list-item>
        <text:list-item>
          <text:p text:style-name="P29">void sys_pthread_exit (void *status)</text:p>
          <text:list>
            <text:list-item>
              <text:p text:style-name="P29">Exit if thread non-joinable. </text:p>
            </text:list-item>
            <text:list-item>
              <text:p text:style-name="P29">Remove the thread's struct list_elem from join_records list</text:p>
            </text:list-item>
            <text:list-item>
              <text:p text:style-name="P29">If not found in join_records list then exit. </text:p>
            </text:list-item>
            <text:list-item>
              <text:p text:style-name="P29">Unblock all the threads which were joined by the dying thread. </text:p>
            </text:list-item>
          </text:list>
        </text:list-item>
        <text:list-item>
          <text:p text:style-name="P29">int sys_pthread_cancel (pthread_t ptid):</text:p>
          <text:list>
            <text:list-item>
              <text:p text:style-name="P29">If thread with ptid not found in all_list return error ESRCH</text:p>
            </text:list-item>
            <text:list-item>
              <text:p text:style-name="P29">If the thread is non-cancellable then return error ENOTCANC</text:p>
            </text:list-item>
            <text:list-item>
              <text:p text:style-name="P29">If cancellability type is deferred then set bool cancellationrequest true. </text:p>
            </text:list-item>
            <text:list-item>
              <text:p text:style-name="P29">If cancellability type is asynchronous then:</text:p>
              <text:list>
                <text:list-item>
                  <text:p text:style-name="P29">Search for the thread in join_records list and if found then unblock all threads which joined the dying thread. </text:p>
                </text:list-item>
                <text:list-item>
                  <text:p text:style-name="P29">If thread is in ready-list then remove it.</text:p>
                </text:list-item>
                <text:list-item>
                  <text:p text:style-name="P29">Remove it from the all-list</text:p>
                </text:list-item>
              </text:list>
            </text:list-item>
          </text:list>
        </text:list-item>
        <text:list-item>
          <text:p text:style-name="P29">int sys_pthread_attr_init (struct pthread_attr_t *attr): Initialize default types. </text:p>
        </text:list-item>
        <text:list-item>
          <text:p text:style-name="P29">int sys_pthread_attr_destroy (struct pthread_attr_t *attr):Destroys thread attributes of an attributes object. </text:p>
        </text:list-item>
        <text:list-item>
          <text:p text:style-name="P29">int sys_pthread_setschedparam (pthread_t thread, int policy, const struct sched_param *param):</text:p>
          <text:list>
            <text:list-item>
              <text:p text:style-name="P29">If thread not found in all list return error: ESRCH</text:p>
            </text:list-item>
            <text:list-item>
              <text:p text:style-name="P29">If priority of thread not in the set limits or no scheduling parameters are passed then return error: EINVAL</text:p>
            </text:list-item>
            <text:list-item>
              <text:p text:style-name="P29">sets the scheduling parameters of thread. </text:p>
            </text:list-item>
          </text:list>
        </text:list-item>
      </text:list>
      <text:p text:style-name="P28"/>
      <text:p text:style-name="P34"><text:span text:style-name="T4">The following change have been done to: src/userprog/</text:span><text:span text:style-name="T5">syscall.c</text:span></text:p>
      <text:list xml:id="list1608190592" text:style-name="L3">
        <text:list-item>
          <text:p text:style-name="P30">In syscall_init:</text:p>
          <text:list>
            <text:list-item>
              <text:p text:style-name="P30">added code to initialize syscall_map[] and syscall_narg[] arrays which is called from src/threads/init.c</text:p>
            </text:list-item>
          </text:list>
        </text:list-item>
        <text:list-item>
          <text:p text:style-name="P30">In syscall_handler():</text:p>
          <text:list>
            <text:list-item>
              <text:p text:style-name="P30">Added code to sysacall_handler to transfer() so as to transfer control to the function registered input syscall code. </text:p>
            </text:list-item>
          </text:list>
        </text:list-item>
      </text:list>
      <text:p text:style-name="P34"><text:span text:style-name="T4">Minor changes have been made to : src/lib/user/</text:span><text:span text:style-name="T5">syscall.c</text:span><text:span text:style-name="T4">.</text:span></text:p>
      <text:p text:style-name="P34"><text:span text:style-name="T4">Added the following entries to src/lib/</text:span><text:span text:style-name="T5">syscall-nr.h: </text:span><text:span text:style-name="T4">SYS_PTCREATE, SYS_PTJOIN, SYS_PTEXIT, SYS_PTCANCEL, SYS_PTATTRINIT, SYS_PTATTRDEST, SYS_PTSCHEDPARAM</text:span></text:p>
      <text:p text:style-name="P33"/>
      <text:p text:style-name="P33">Test files</text:p>
      <text:list xml:id="list1956501496" text:style-name="L4">
        <text:list-item>
          <text:p text:style-name="P31">We have made three test files: </text:p>
          <text:list>
            <text:list-item>
              <text:p text:style-name="P36"><text:soft-page-break/><text:span text:style-name="T2">src/tests/threads/</text:span><text:span text:style-name="T5">message-passing-block.c </text:span></text:p>
            </text:list-item>
            <text:list-item>
              <text:p text:style-name="P36"><text:span text:style-name="T2">src/tests/threads/</text:span><text:span text:style-name="T5">message-passing-nonblock.c</text:span></text:p>
            </text:list-item>
            <text:list-item>
              <text:p text:style-name="P36"><text:span text:style-name="T2">src/tests/threads/</text:span><text:span text:style-name="T5">pthread-test.c</text:span></text:p>
            </text:list-item>
          </text:list>
        </text:list-item>
      </text:list>
      <text:list xml:id="list220943176" text:style-name="L5">
        <text:list-item>
          <text:p text:style-name="P32">Please find the details in comments. </text:p>
        </text:list-item>
        <text:list-item>
          <text:p text:style-name="P32">To run, type the commands in src/threads/build </text:p>
          <text:list>
            <text:list-item>
              <text:p text:style-name="P32">make clean</text:p>
            </text:list-item>
            <text:list-item>
              <text:p text:style-name="P32">make</text:p>
            </text:list-item>
            <text:list-item>
              <text:p text:style-name="P32">pintos run message-passing-block</text:p>
            </text:list-item>
            <text:list-item>
              <text:p text:style-name="P32">pintos run message-passing-nonblock</text:p>
            </text:list-item>
            <text:list-item>
              <text:p text:style-name="P32">pintos run pthread-test </text:p>
            </text:list-item>
          </text:list>
        </text:list-item>
      </text:list>
      <text:p text:style-name="P28"/>
      <text:p text:style-name="P28">The <text:span text:style-name="T33">producer consumer problem</text:span> has been addressed in the test file message-passing-block, where one of the two threads sends 100 messages to the common message queue while the other thread retrieves it. Both the threads open the queue in a block mode: this simulates the Producer-Consumer problem where producer (consumer) waits if the the queue is full (empty). Please see the comments in the source file for detai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Droid Sans Fallback1" style:font-name-complex="DejaVu Sans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29T12:00:34</meta:creation-date>
    <meta:editing-duration>PT7H7M42S</meta:editing-duration>
    <meta:editing-cycles>41</meta:editing-cycles>
    <meta:generator>LibreOffice/3.3$Unix LibreOffice_project/330m19$Build-202</meta:generator>
    <meta:initial-creator>Harshit </meta:initial-creator>
    <dc:date>2012-09-30T16:16:25</dc:date>
    <dc:creator>Jeetesh </dc:creator>
    <meta:document-statistic meta:table-count="0" meta:image-count="0" meta:object-count="0" meta:page-count="5" meta:paragraph-count="166" meta:word-count="1748" meta:character-count="12149"/>
  </office:meta>
</office:document-meta>
</file>